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09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96.69pt"/>
    </style:style>
    <style:style style:name="co8" style:family="table-column">
      <style:table-column-properties fo:break-before="auto" style:column-width="81.3pt"/>
    </style:style>
    <style:style style:name="co9" style:family="table-column">
      <style:table-column-properties fo:break-before="auto" style:column-width="89.01pt"/>
    </style:style>
    <style:style style:name="co10" style:family="table-column">
      <style:table-column-properties fo:break-before="auto" style:column-width="55.8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289584409629871" calcext:value-type="float">
            <text:p>0.289584409629871</text:p>
          </table:table-cell>
          <table:table-cell office:value-type="string" calcext:value-type="string">
            <text:p>0.811881190923461)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21498598425762" calcext:value-type="float">
            <text:p>0.321498598425762</text:p>
          </table:table-cell>
          <table:table-cell office:value-type="float" office:value="0.482352942628432" calcext:value-type="float">
            <text:p>0.482352942628432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01007410170121" calcext:value-type="float">
            <text:p>0.201007410170121</text:p>
          </table:table-cell>
          <table:table-cell office:value-type="float" office:value="0.324110666761661" calcext:value-type="float">
            <text:p>0.324110666761661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53095590601366" calcext:value-type="float">
            <text:p>0.253095590601366</text:p>
          </table:table-cell>
          <table:table-cell office:value-type="float" office:value="0.759286771804098" calcext:value-type="float">
            <text:p>0.759286771804098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103286386284009" calcext:value-type="float">
            <text:p>0.103286386284009</text:p>
          </table:table-cell>
          <table:table-cell office:value-type="float" office:value="0.309859158852027" calcext:value-type="float">
            <text:p>0.30985915885202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2" office:value-type="float" office:value="0.601772873922718" calcext:value-type="float">
            <text:p>0.601772873922718</text:p>
          </table:table-cell>
          <table:table-cell table:style-name="ce2" office:value-type="float" office:value="0.937142853522787" calcext:value-type="float">
            <text:p>0.937142853522787</text:p>
          </table:table-cell>
          <table:table-cell office:value-type="float" office:value="300" calcext:value-type="float">
            <text:p>30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Default" table:number-columns-repeated="4"/>
          <table:table-cell table:style-name="Default" table:formula="of:=MAX([.F2:.F7])" office:value-type="float" office:value="0.601772873922718" calcext:value-type="float">
            <text:p>0.601772873922718</text:p>
          </table:table-cell>
          <table:table-cell table:style-name="Default" table:formula="of:=MAX([.G2:.G7])" office:value-type="float" office:value="0.937142853522787" calcext:value-type="float">
            <text:p>0.937142853522787</text:p>
          </table:table-cell>
          <table:table-cell table:style-name="Default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2T11:31:36.707950511</dc:date>
    <meta:editing-duration>PT55S</meta:editing-duration>
    <meta:editing-cycles>1</meta:editing-cycles>
    <meta:generator>LibreOffice/6.0.7.3$Linux_X86_64 LibreOffice_project/00m0$Build-3</meta:generator>
    <meta:document-statistic meta:table-count="1" meta:cell-count="71" meta:object-count="0"/>
  </office:meta>
</office:document-meta>
</file>